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5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/>
    </style:style>
    <style:style style:name="P6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weight="normal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8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</style:style>
    <style:style style:name="P9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0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1" style:family="paragraph" style:parent-style-name="Heading_20_3">
      <style:paragraph-properties fo:margin-left="0in" fo:margin-right="0in" fo:margin-top="0.1402in" fo:margin-bottom="0in" loext:contextual-spacing="false" fo:line-height="120%" fo:text-indent="0in" style:auto-text-indent="false" style:writing-mode="lr-tb"/>
      <style:text-properties fo:font-weight="normal"/>
    </style:style>
    <style:style style:name="P12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3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4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5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16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7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8.19999980926514pt" fo:font-style="normal" style:text-underline-style="none" fo:font-weight="normal" officeooo:rsid="001dbe86" officeooo:paragraph-rsid="00283ef2" style:text-blinking="false" fo:background-color="transparent"/>
    </style:style>
    <style:style style:name="P18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8.19999980926514pt" fo:font-style="normal" style:text-underline-style="none" fo:font-weight="normal" officeooo:paragraph-rsid="002a607e" style:text-blinking="false" fo:background-color="transparent"/>
    </style:style>
    <style:style style:name="P19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0" style:family="paragraph" style:parent-style-name="Text_20_body">
      <style:paragraph-properties fo:margin-top="0.0799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1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text-line-through-type="none" style:font-name="Playfair Display" fo:font-size="15.1499996185303pt" fo:font-style="normal" style:text-underline-style="none" fo:font-weight="bold" style:text-blinking="false" fo:background-color="transparent"/>
    </style:style>
    <style:style style:name="P22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3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2d33ca" style:text-blinking="false" fo:background-color="transparent" style:font-size-asian="10pt" style:font-size-complex="10pt"/>
    </style:style>
    <style:style style:name="P24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25" style:family="paragraph" style:parent-style-name="Text_20_body" style:list-style-name="L2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6" style:family="paragraph" style:parent-style-name="Text_20_body" style:list-style-name="L3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1d52ef" style:text-blinking="false" fo:background-color="transparent" style:font-size-asian="10pt" style:font-size-complex="10pt"/>
    </style:style>
    <style:style style:name="P27" style:family="paragraph" style:parent-style-name="Text_20_body" style:list-style-name="L5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8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9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0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d33ca" officeooo:paragraph-rsid="002d33ca" style:text-blinking="false" fo:background-color="transparent" style:font-size-asian="10pt" style:font-size-complex="10pt"/>
    </style:style>
    <style:style style:name="P31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0eb7e" officeooo:paragraph-rsid="0030eb7e" style:text-blinking="false" fo:background-color="transparent" style:font-size-asian="10pt" style:font-size-complex="10pt"/>
    </style:style>
    <style:style style:name="P32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2b0f9f" style:text-blinking="false" fo:background-color="transparent" style:font-size-asian="10pt" style:font-size-complex="10pt"/>
    </style:style>
    <style:style style:name="P33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34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2573d" officeooo:paragraph-rsid="002b0f9f" style:text-blinking="false" fo:background-color="transparent" style:font-size-asian="10pt" style:font-size-complex="10pt"/>
    </style:style>
    <style:style style:name="P35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2573d" officeooo:paragraph-rsid="0022573d" style:text-blinking="false" fo:background-color="transparent" style:font-size-asian="10pt" style:font-size-complex="10pt"/>
    </style:style>
    <style:style style:name="P36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37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819a6" officeooo:paragraph-rsid="002819a6" style:text-blinking="false" fo:background-color="transparent" style:font-size-asian="10pt" style:font-size-complex="10pt"/>
    </style:style>
    <style:style style:name="P38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style:font-size-asian="10pt" style:font-size-complex="10pt"/>
    </style:style>
    <style:style style:name="P39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</style:style>
    <style:style style:name="P40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1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2b0f9f" style:text-blinking="false" fo:background-color="transparent" style:font-size-asian="10pt" style:font-size-complex="10pt"/>
    </style:style>
    <style:style style:name="P42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43" style:family="paragraph" style:parent-style-name="Text_20_body" style:list-style-name="L2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4" style:family="paragraph" style:parent-style-name="Text_20_body" style:list-style-name="L3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5" style:family="paragraph" style:parent-style-name="Text_20_body" style:list-style-name="L7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6" style:family="paragraph" style:parent-style-name="Text_20_body" style:list-style-name="L5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style:font-size-asian="10pt" style:font-size-complex="10pt"/>
    </style:style>
    <style:style style:name="P47" style:family="paragraph" style:parent-style-name="Text_20_body" style:list-style-name="L6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style:text-blinking="false" fo:background-color="transparent" loext:char-shading-value="0" style:font-size-asian="10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1dbe86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2573d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b8bd3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1dbe86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819a6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b0f9f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Lato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text-blinking="false" fo:background-color="transparent" loext:char-shading-value="0" style:font-size-asian="10pt" style:font-size-complex="10pt"/>
    </style:style>
    <style:style style:name="T14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style:text-blinking="false" fo:background-color="transparent" loext:char-shading-value="0" style:font-size-asian="10pt" style:font-size-complex="10pt"/>
    </style:style>
    <style:style style:name="T15" style:family="text"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f75d5d" style:text-line-through-style="none" style:text-line-through-type="none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style:use-window-font-color="true" style:text-line-through-style="none" style:text-line-through-type="none" style:font-name="Lato" fo:font-style="normal" style:text-underline-style="none" style:text-blinking="false" fo:background-color="#ffffff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1fa2d0" fo:background-color="transparent" loext:char-shading-value="0"/>
    </style:style>
    <style:style style:name="T20" style:family="text">
      <style:text-properties fo:font-style="italic" fo:background-color="transparent" loext:char-shading-value="0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font-name="Lucida Grande" officeooo:rsid="001c223e" style:font-name-asian="Lucida Grande" style:font-name-complex="Lucida Grande"/>
    </style:style>
    <style:style style:name="T23" style:family="text">
      <style:text-properties officeooo:rsid="001c223e" style:font-name-asian="Arial Unicode MS" style:font-name-complex="Arial Unicode MS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officeooo:rsid="001e1346" style:font-size-asian="10pt" style:font-size-complex="10pt"/>
    </style:style>
    <style:style style:name="T26" style:family="text">
      <style:text-properties fo:font-size="10pt" officeooo:rsid="001fa2d0" style:font-size-asian="10pt" style:font-size-complex="10pt"/>
    </style:style>
    <style:style style:name="T27" style:family="text">
      <style:text-properties fo:font-size="10pt" officeooo:rsid="001fbcdb" style:font-size-asian="10pt" style:font-size-complex="10pt"/>
    </style:style>
    <style:style style:name="T28" style:family="text">
      <style:text-properties fo:font-size="10pt" officeooo:rsid="001fdde4" style:font-size-asian="10pt" style:font-size-complex="10pt"/>
    </style:style>
    <style:style style:name="T29" style:family="text">
      <style:text-properties fo:font-size="10pt" officeooo:rsid="002059a3" style:font-size-asian="10pt" style:font-size-complex="10pt"/>
    </style:style>
    <style:style style:name="T30" style:family="text">
      <style:text-properties fo:font-size="10pt" officeooo:rsid="0022573d" style:font-size-asian="10pt" style:font-size-complex="10pt"/>
    </style:style>
    <style:style style:name="T31" style:family="text">
      <style:text-properties fo:font-size="10pt" officeooo:rsid="00283ef2" style:font-size-asian="10pt" style:font-size-complex="10pt"/>
    </style:style>
    <style:style style:name="T32" style:family="text">
      <style:text-properties fo:font-size="10pt" officeooo:rsid="002a607e" style:font-size-asian="10pt" style:font-size-complex="10pt"/>
    </style:style>
    <style:style style:name="T33" style:family="text">
      <style:text-properties fo:font-size="10pt" officeooo:rsid="002b0517" style:font-size-asian="10pt" style:font-size-complex="10pt"/>
    </style:style>
    <style:style style:name="T34" style:family="text">
      <style:text-properties fo:font-size="10pt" officeooo:rsid="002b8bd3" style:font-size-asian="10pt" style:font-size-complex="10pt"/>
    </style:style>
    <style:style style:name="T35" style:family="text">
      <style:text-properties fo:font-size="10pt" officeooo:rsid="002d0b32" style:font-size-asian="10pt" style:font-size-complex="10pt"/>
    </style:style>
    <style:style style:name="T36" style:family="text">
      <style:text-properties fo:font-size="9pt" fo:font-weight="normal" style:font-size-asian="9pt" style:font-size-complex="9pt"/>
    </style:style>
    <style:style style:name="T37" style:family="text">
      <style:text-properties fo:font-size="9pt" fo:font-weight="normal" officeooo:rsid="001d52ef" style:font-size-asian="9pt" style:font-size-complex="9pt"/>
    </style:style>
    <style:style style:name="T38" style:family="text">
      <style:text-properties officeooo:rsid="001dbe86"/>
    </style:style>
    <style:style style:name="T39" style:family="text">
      <style:text-properties officeooo:rsid="00292259"/>
    </style:style>
    <style:style style:name="T40" style:family="text">
      <style:text-properties officeooo:rsid="002b0f9f"/>
    </style:style>
    <style:style style:name="T41" style:family="text">
      <style:text-properties officeooo:rsid="0033156a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docs-internal-guid-f181235a-b7fe-9cc7-b391-1497db5449f7"/>Greg Sandell</text:p>
      <text:p text:style-name="P4">Los Angeles, CA</text:p>
      <text:p text:style-name="P15">(<text:span text:style-name="T39">213</text:span>) <text:span text:style-name="T39">479-0790</text:span> <text:s/><text:span text:style-name="T22">•</text:span><text:span text:style-name="T23"> </text:span><text:s/><text:a xlink:type="simple" xlink:href="mailto:GREG.SANDELL@GMAIL.COM" text:style-name="Internet_20_link" text:visited-style-name="Visited_20_Internet_20_Link">GREG.SANDELL@GMAIL.COM</text:a> <text:s/><text:span text:style-name="T22">•</text:span><text:span text:style-name="T23"> </text:span><text:s/><text:span text:style-name="T36">Portfolio/</text:span><text:span text:style-name="T37">c</text:span><text:span text:style-name="T36">ode: </text:span><text:a xlink:type="simple" xlink:href="http://gregsandell.com/" text:style-name="Internet_20_link" text:visited-style-name="Visited_20_Internet_20_Link"><text:span text:style-name="T36">gregsandell.com</text:span></text:a></text:p>
      <text:h text:style-name="P5" text:outline-level="1">Skills</text:h>
      <text:p text:style-name="P17"><text:span text:style-name="T24">I </text:span><text:span text:style-name="T25">have</text:span><text:span text:style-name="T24"> 1</text:span><text:span text:style-name="T25">8</text:span><text:span text:style-name="T24"> years experience </text:span><text:span text:style-name="T27">in</text:span><text:span text:style-name="T24"> </text:span><text:span text:style-name="T27">Front End Development of</text:span><text:span text:style-name="T24"> web-based application</text:span><text:span text:style-name="T27">s, playing a delivery role in medium to large </text:span><text:span text:style-name="T29">enterprise </text:span><text:span text:style-name="T27">projects </text:span><text:span text:style-name="T31">in Java/Linux/Open Source environments</text:span><text:span text:style-name="T24">. <text:s/></text:span><text:span text:style-name="T25">I focus on the Front End programming logic for transactional web pages, and can deploy designs in HTML5 </text:span><text:span text:style-name="T27">and </text:span><text:span text:style-name="T25">CSS3 as well. <text:s/>I have 13 years experience with Agile methodology, tooling, TDD and test coverage.</text:span></text:p>
      <text:p text:style-name="P18"><text:span text:style-name="T26">T</text:span><text:span text:style-name="T25">echnology stack </text:span><text:span text:style-name="T26">(</text:span><text:span text:style-name="T25">ordered roughly by recency and strength</text:span><text:span text:style-name="T26">)</text:span><text:span text:style-name="T25">: <text:s/>Angular 1.</text:span><text:span text:style-name="T35">2</text:span><text:span text:style-name="T25">, </text:span><text:span text:style-name="T32">React 15, </text:span><text:span text:style-name="T26">Javascript, </text:span><text:span text:style-name="T30">nodeJS, </text:span><text:span text:style-name="T25">Git, Mocha/Sinon/Chai, Advanced Rest Client, </text:span><text:span text:style-name="T26">WebStorm 11.0.3, Rally, </text:span><text:span text:style-name="T30">Jenkins, </text:span><text:span text:style-name="T34">Travis, </text:span><text:span text:style-name="T33">SASS</text:span><text:span text:style-name="T30">, </text:span><text:span text:style-name="T35">Vagrant</text:span><text:span text:style-name="T30">, </text:span><text:span text:style-name="T26">Nexus, </text:span><text:span text:style-name="T27">Bootstrap, </text:span><text:span text:style-name="T25">ExtJS 4.0.7, </text:span><text:span text:style-name="T26">Jasmine 2.3, Fisheye/Crucible, Eclipse 4.4/Luna, jMeter 2.13, Oracle, jQuery, jQuery Mobile, Maven 4, </text:span><text:span text:style-name="T30">HTML5, CSS3, </text:span><text:span text:style-name="T26">Tomcat 6, GlassFish 3.1.2, JEE 6, JSP, Artifactory, </text:span><text:span text:style-name="T28">mysql, SQL Server.</text:span></text:p>
      <text:h text:style-name="P5" text:outline-level="1">Experience</text:h>
      <text:h text:style-name="P14" text:outline-level="2"><text:span text:style-name="T40">APR 2016</text:span> - <text:span text:style-name="T40">PRESENT</text:span></text:h>
      <text:h text:style-name="P3" text:outline-level="3"><text:span text:style-name="T9">Ten-X</text:span><text:span text:style-name="T8">, </text:span><text:span text:style-name="T9">Irvine, </text:span><text:span text:style-name="T8">CA</text:span><text:span text:style-name="T10"> </text:span><text:span text:style-name="T1">- </text:span><text:span text:style-name="T5">Sr. Software Engineer</text:span></text:h>
      <text:list xml:id="list4718773775269095112" text:style-name="L1">
        <text:list-item>
          <text:p text:style-name="P41">Developer for hosted web application <text:span text:style-name="T40">auction.com,</text:span> a<text:span text:style-name="T40">n online tool for Real Estate auctions</text:span></text:p>
        </text:list-item>
        <text:list-item>
          <text:p text:style-name="P23">Wrote <text:span text:style-name="T38">presentation layer and </text:span>application logic in <text:span text:style-name="T38">AngularJS/React/ES6 Javascript &amp; Python</text:span></text:p>
        </text:list-item>
        <text:list-item>
          <text:p text:style-name="P30">Built apps in using tools: <text:s/>nodeJS, Webpack, npm, nvm</text:p>
        </text:list-item>
        <text:list-item>
          <text:p text:style-name="P31">Virtualization of Windows &amp; Linux on OSX with Vagrant, VirtualBox, <text:span text:style-name="T41">and </text:span>Docker </text:p>
        </text:list-item>
        <text:list-item>
          <text:p text:style-name="P32">Wrote <text:span text:style-name="T40">selenium </text:span>tests for AngularJS <text:span text:style-name="T40">and React component using Nightwatch library</text:span></text:p>
        </text:list-item>
        <text:list-item>
          <text:p text:style-name="P30">Added Omniture tracking to applications</text:p>
        </text:list-item>
        <text:list-item>
          <text:p text:style-name="P32">Collaborated with Back End team on design and troubleshooting of REST/JSON-based services</text:p>
        </text:list-item>
        <text:list-item>
          <text:p text:style-name="P34">Tooling &amp; Collaboration: <text:s/>eslint, Git, SourceTree, Jenkins, WebStorm, <text:span text:style-name="T40">Slack, Jira, Confluence</text:span></text:p>
        </text:list-item>
        <text:list-item>
          <text:p text:style-name="P36">Frequent travel to Belmont, CA office</text:p>
        </text:list-item>
      </text:list>
      <text:h text:style-name="P14" text:outline-level="2"><text:span text:style-name="T38">OCT</text:span> 201<text:span text:style-name="T38">5</text:span> - <text:span text:style-name="T38">MAR</text:span> 201<text:span text:style-name="T38">6</text:span></text:h>
      <text:h text:style-name="P2" text:outline-level="3"><text:span text:style-name="T7">John Deere</text:span><text:span text:style-name="T6">, </text:span><text:span text:style-name="T8">Los Angeles, CA</text:span><text:span text:style-name="T10"> </text:span><text:span text:style-name="T1">- </text:span><text:span text:style-name="T3">Front End Developer </text:span><text:span text:style-name="T4">Consultant</text:span></text:h>
      <text:list xml:id="list153817994882554" text:continue-numbering="true" text:style-name="L1">
        <text:list-item>
          <text:p text:style-name="P42">Developer for hosted web application '<text:span text:style-name="T38">Sales Center</text:span>', a <text:span text:style-name="T38">'build-a-Deere' tool for sales reps.</text:span></text:p>
        </text:list-item>
        <text:list-item>
          <text:p text:style-name="P24">Wrote <text:span text:style-name="T38">presentation layer and </text:span>application logic in <text:span text:style-name="T38">AngularJS/Javascript</text:span></text:p>
        </text:list-item>
        <text:list-item>
          <text:p text:style-name="P33">Wrote tests for AngularJS controllers, views, directives and services in Mocha Sinon Chai</text:p>
        </text:list-item>
        <text:list-item>
          <text:p text:style-name="P33">Collaborated with Back End team on design and troubleshooting of REST/JSON-based services</text:p>
        </text:list-item>
        <text:list-item>
          <text:p text:style-name="P35">API Blueprint to mock REST services for local development</text:p>
        </text:list-item>
        <text:list-item>
          <text:p text:style-name="P35">AngularJS libs: <text:s/>angular-ui-router, angular-translate, angular-bootstrap, ng-infinite-scroll</text:p>
        </text:list-item>
        <text:list-item>
          <text:p text:style-name="P35">Tooling &amp; Collaboration: <text:s/>eslint, Git, SourceTree, Jenkins, WebStorm, Hangouts, Lync, Flowdock</text:p>
        </text:list-item>
        <text:list-item>
          <text:p text:style-name="P37">100% remote work (HQ in Moline, IL), some travel</text:p>
        </text:list-item>
      </text:list>
      <text:h text:style-name="P13" text:outline-level="2">NOV 2014 - AUG 2015</text:h>
      <text:h text:style-name="P1" text:outline-level="3"><text:span text:style-name="T6">CyberCoders, Irvine, CA</text:span><text:span text:style-name="T10"> </text:span><text:span text:style-name="T1">- </text:span><text:span text:style-name="T2">Front End Java Developer</text:span></text:h>
      <text:list xml:id="list153819154287377" text:continue-numbering="true" text:style-name="L1">
        <text:list-item>
          <text:p text:style-name="P40">Developer for hosted web application 'Compass', a CRM platform for Recruiters.</text:p>
        </text:list-item>
        <text:list-item>
          <text:p text:style-name="P22">Wrote application logic in Javascript, ExtJS, Ajax/JSON programming.</text:p>
        </text:list-item>
        <text:list-item>
          <text:p text:style-name="P22">Created forms, panels, grids and other UI widgets from ExtJS components</text:p>
        </text:list-item>
        <text:list-item>
          <text:p text:style-name="P22">Stress-tested app with jMeter, 5-250 concurrent users.</text:p>
        </text:list-item>
        <text:list-item>
          <text:p text:style-name="P22"><text:soft-page-break/>Wrote Jasmine unit tests for project’s custom ExtJS components</text:p>
        </text:list-item>
      </text:list>
      <text:h text:style-name="P12" text:outline-level="2">NOV 2013 - JUNE 2014</text:h>
      <text:h text:style-name="P1" text:outline-level="3"><text:span text:style-name="T6">Sears Holding Corporation, Chicago, IL</text:span><text:span text:style-name="T10"> </text:span><text:span text:style-name="T1">- </text:span><text:span text:style-name="T2">Developer</text:span></text:h>
      <text:list xml:id="list4250283140499909857" text:style-name="L2">
        <text:list-item>
          <text:p text:style-name="P43">Member of Core Mobile team supporting sears.com E-Commerce site </text:p>
        </text:list-item>
        <text:list-item>
          <text:p text:style-name="P25">Wrote AngularJS controllers, views, and services for new website features. </text:p>
        </text:list-item>
        <text:list-item>
          <text:p text:style-name="P25">Deployed UIs in HTML5/CSS3 from Photoshop PSDs</text:p>
        </text:list-item>
        <text:list-item>
          <text:p text:style-name="P25">Designed REST web services in coordination with backend team and DBAs.</text:p>
        </text:list-item>
        <text:list-item>
          <text:p text:style-name="P25">Integrated features of the <text:span text:style-name="T21">Shop Your Way</text:span> loyalty card into the mobile experience.</text:p>
        </text:list-item>
        <text:list-item>
          <text:p text:style-name="P25">Implemented <text:span text:style-name="T21">Shop Your Way Max</text:span> (Sears version of Amazon Prime).</text:p>
        </text:list-item>
      </text:list>
      <text:h text:style-name="P12" text:outline-level="2">AUG 2012 - AUG 2013</text:h>
      <text:h text:style-name="P1" text:outline-level="3"><text:span text:style-name="T6">Pathfinder Software, Chicago, IL</text:span><text:span text:style-name="T10"> </text:span><text:span text:style-name="T1">- </text:span><text:span text:style-name="T2">Senior Software Engineer</text:span></text:h>
      <text:list xml:id="list6878384369076191407" text:style-name="L3">
        <text:list-item>
          <text:p text:style-name="P44">Wrote mobile apps (iPhone, iPad) for medical clients, using hybrid web/iOS, jQuery Mobile, JSON, AngularJS, Trigger.io, TestFlight, and Rails/Heroku</text:p>
        </text:list-item>
        <text:list-item>
          <text:p text:style-name="P26">Deployed UIs in HTML5/CSS3 from Photoshop PSDs</text:p>
        </text:list-item>
        <text:list-item>
          <text:p text:style-name="P26">Clients included Kimberly-Clark, Haemonetics, Amer. Assn. of Critical Care Nurses</text:p>
        </text:list-item>
      </text:list>
      <text:list xml:id="list3582835980576476584" text:style-name="L4">
        <text:list-item>
          <text:p text:style-name="P38"><text:span text:style-name="T18">Lead developer on </text:span><text:span text:style-name="T20">AACN Bedside</text:span><text:span text:style-name="T18"> which converted legacy laminated-card media into iPhone app, including in-app purchasing through Apple AppStore</text:span></text:p>
        </text:list-item>
        <text:list-item>
          <text:p text:style-name="P39"><text:span text:style-name="T12">Delivered </text:span><text:span text:style-name="T13">MetroPulse Chicago, </text:span><text:span text:style-name="T12">a Rich Media website frontend for census and demographic data (demo: </text:span><text:a xlink:type="simple" xlink:href="http://bit.ly/1EGoNB2" text:style-name="Internet_20_link" text:visited-style-name="Visited_20_Internet_20_Link"><text:span text:style-name="T14">http://bit.ly/1EGoNB2</text:span></text:a><text:span text:style-name="T12">)</text:span></text:p>
        </text:list-item>
        <text:list-item>
          <text:p text:style-name="P38"><text:span text:style-name="T18">Delivered </text:span><text:span text:style-name="T20">ContinuCare</text:span><text:span text:style-name="T18">, an iPad ‘concierge’ app to connect heart patients, their nurses and caregivers, written in AngularJS with backend in Rails/Heroku</text:span></text:p>
        </text:list-item>
        <text:list-item>
          <text:p text:style-name="P38"><text:span text:style-name="T18">Delivered </text:span><text:span text:style-name="T20">Automated Whole Blood Collector</text:span><text:span text:style-name="T18">, a blood drive simulation sales tool </text:span><text:span text:style-name="T19">for the iPad</text:span><text:span text:style-name="T18">, in AngularJS</text:span></text:p>
        </text:list-item>
      </text:list>
      <text:h text:style-name="P12" text:outline-level="2">APR 2010 - AUG 2012</text:h>
      <text:h text:style-name="P1" text:outline-level="3"><text:span text:style-name="T6">Truven Health Analytics, Chicago, IL</text:span><text:span text:style-name="T10"> </text:span><text:span text:style-name="T1">- </text:span><text:span text:style-name="T2">Senior Software Engineer</text:span></text:h>
      <text:list xml:id="list5719904927982855568" text:style-name="L5">
        <text:list-item>
          <text:p text:style-name="P46"><text:span text:style-name="T18">Developed hosted web applications </text:span><text:span text:style-name="T20">CareDiscovery</text:span><text:span text:style-name="T18"> and </text:span><text:span text:style-name="T20">IntegrationDiscovery</text:span><text:span text:style-name="T18">, Business Intelligence and data mining tools for the Healthcare Industry.</text:span></text:p>
        </text:list-item>
        <text:list-item>
          <text:p text:style-name="P27">Created servlet- and portal-based enterprise web applications for IBM Websphere Portal 5, Tomcat 6 &amp; Glassfish in mixed JEE 6 and J2EE 1.4 environment.</text:p>
        </text:list-item>
        <text:list-item>
          <text:p text:style-name="P27">Implemented screens in HTML/CSS from designer specs</text:p>
        </text:list-item>
        <text:list-item>
          <text:p text:style-name="P27">Wrote User Interfaces and Ajax in Javascript &amp; jQuery, promoting reusable patterns, functional programming, and closures. </text:p>
        </text:list-item>
        <text:list-item>
          <text:p text:style-name="P27">Authored PL/SQL queries in Toad to work against a 4 TB Oracle OLAP (Data Warehouse) database, for deployment in Web Services.</text:p>
        </text:list-item>
        <text:list-item>
          <text:p text:style-name="P27">Helped transition team from waterfall to agile approach by introducing Maven2, Artifactory Repository Server, Jenkins/Continuous Integration, Mercurial source control and TDD practices.</text:p>
        </text:list-item>
      </text:list>
      <text:h text:style-name="P12" text:outline-level="2">OCT 2008 - MAR 2010</text:h>
      <text:h text:style-name="P1" text:outline-level="3"><text:span text:style-name="T6">iCrossing, Chicago, IL</text:span><text:span text:style-name="T10"> </text:span><text:span text:style-name="T1">- </text:span><text:span text:style-name="T2">Senior Software Engineer</text:span></text:h>
      <text:list xml:id="list679567907156041871" text:style-name="L6">
        <text:list-item>
          <text:p text:style-name="P47"><text:span text:style-name="T18">Developed hosted web application </text:span><text:span text:style-name="T20">Merchantize</text:span><text:span text:style-name="T18">, a workflow tool for managing clients' Paid Search campaigns with major search and shopping engines (Google, Yahoo, MSN, NexTag, PriceGrabber). </text:span></text:p>
        </text:list-item>
        <text:list-item>
          <text:p text:style-name="P28">Developed a 3-tier daily product feed lifecycle with Perl, Bash, Java, XML and Unix cron. </text:p>
        </text:list-item>
        <text:list-item>
          <text:p text:style-name="P28">Developed custom reports in Apache POI for clients for clients Sears, The Gap, Hilton, Lands End, LEGO, and Williams Sonoma.</text:p>
        </text:list-item>
      </text:list>
      <text:h text:style-name="P12" text:outline-level="2"><text:soft-page-break/>FEB 2008 - OCT 2008</text:h>
      <text:h text:style-name="P1" text:outline-level="3"><text:span text:style-name="T6">Chicago Tribune, Chicago, IL</text:span><text:span text:style-name="T10"> </text:span><text:span text:style-name="T1">- </text:span><text:span text:style-name="T2">Senior Internet Applications Developer</text:span></text:h>
      <text:list xml:id="list1072742173010136455" text:style-name="L7">
        <text:list-item>
          <text:p text:style-name="P45">Developed web software and content management behind all of Tribune Corp's newspaper, radio and television websites, including Chicago Tribune, LA Times, Red Eye. </text:p>
        </text:list-item>
        <text:list-item>
          <text:p text:style-name="P29">Developed code in Java 1.5  on J2EE platform including Oracle Application Server 10g, Oracle DB 10g, FAST search server, Sun Webserver (iPlanet) and TopLink 9.0 for web services. </text:p>
        </text:list-item>
        <text:list-item>
          <text:p text:style-name="P29">Created JMeter test plans and reporting tools to simulate heavy load on high-profile chicagotribune.com website. </text:p>
        </text:list-item>
      </text:list>
      <text:h text:style-name="P5" text:outline-level="1">Education</text:h>
      <text:h text:style-name="P1" text:outline-level="3"><text:span text:style-name="T6">Northwestern University, Evanston, IL</text:span><text:span text:style-name="T10"> </text:span><text:span text:style-name="T1">- </text:span><text:span text:style-name="T2">PhD Music Theory</text:span></text:h>
      <text:p text:style-name="P8"><text:span text:style-name="T12">Cross-disciplinary curriculum including music theory, auditory perception, computer science and music synthesizer research. Dissertation: </text:span><text:a xlink:type="simple" xlink:href="http://bit.ly/1OA4q8t" text:style-name="Internet_20_link" text:visited-style-name="Visited_20_Internet_20_Link"><text:span text:style-name="T14">http://bit.ly/1OA4q8t</text:span></text:a></text:p>
      <text:h text:style-name="P11" text:outline-level="3"><text:span text:style-name="T6">Eastman School of Music, Rochester, NY</text:span><text:span text:style-name="T10"> </text:span><text:span text:style-name="T1">- </text:span><text:span text:style-name="T2">MA Music Theory</text:span></text:h>
      <text:p text:style-name="P9"><text:span text:style-name="T11">Analysis techniques on classical and 20th Century music. Formal computer programming studies.  Thesis on Edgard Var</text:span><text:span text:style-name="T17">èse.</text:span></text:p>
      <text:h text:style-name="P11" text:outline-level="3"><text:span text:style-name="T6">California State University, Los Angeles, CA</text:span><text:span text:style-name="T10"> </text:span><text:span text:style-name="T1">- </text:span><text:span text:style-name="T2">BM Piano Performance</text:span></text:h>
      <text:p text:style-name="P10">Performed Junior and Senior recitals, <text:span text:style-name="T38">placed</text:span> in competitions, and performed Beethoven concerto with orchestra.</text:p>
      <text:h text:style-name="P6" text:outline-level="1"><text:span text:style-name="T15">Certifications</text:span><text:span text:style-name="T16"> </text:span></text:h>
      <text:p text:style-name="P19">March 2005:  Sun Certified Web Component Developer for J2EE 1.4 (SCWCD)</text:p>
      <text:p text:style-name="P16">Apr 2004:  Sun Certified Programmer for the Java 2 Platform 1.4  (SCJP)</text:p>
      <text:h text:style-name="P5" text:outline-level="1">References</text:h>
      <text:p text:style-name="P20">Available on request.</text:p>
      <text:p text:style-name="P7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03:31.042863000</meta:creation-date>
    <dc:date>2017-01-30T15:38:17.666392000</dc:date>
    <meta:editing-duration>PT13H33M38S</meta:editing-duration>
    <meta:editing-cycles>21</meta:editing-cycles>
    <meta:generator>LibreOffice/5.2.3.3$MacOSX_X86_64 LibreOffice_project/d54a8868f08a7b39642414cf2c8ef2f228f780cf</meta:generator>
    <meta:document-statistic meta:table-count="0" meta:image-count="0" meta:object-count="0" meta:page-count="3" meta:paragraph-count="83" meta:word-count="1001" meta:character-count="6775" meta:non-whitespace-character-count="5875"/>
  </office:meta>
</office:document-meta>
</file>